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aming photo booth rental Costa Mesa</text:span></text:p>
      <text:p text:style-name="P2"/>
      <text:p text:style-name="P1">The technology is already in tall demand. promotion and production companies along like party planners are clamoring to safe their issue dates to allow clients a exaggeration to generate ahead of its time and interesting content. How it works is a high definition camera orbits just about matter goers and films a 360 degree slow commotion video thats streamed to a social media sharing station where users can instantly entrance their videos. A video director helps to stage users to ensure the best video is captured while an on-site host assists users in sharing the completed product. The company hopes the addition of a 360 photo booth will broaden its photo booth offerings. In the age of Instagram, content is king and video content in particular is forging the mannerism to social media conquest.</text:p>
      <text:p text:style-name="P1">This week, we announced the opening of a 360 degree slow-motion video booth. Its a game-changer because of the unique addict experience it provides and because theres such high demand for this type of content. promotion and production companies are already clamoring to safe their concern dates thus they can meet the expense of clients taking into consideration futuristic content generation. The booths high-definition camera circles nearly people at an event, filming a 360-degree slow-motion video. Guests are next nimble to instantly allocation that video via social media in a sharing station, where theyre assisted by a special host. We wish the adjunct of a 360 photo booth will broaden the companys photo booth offerings and spread their accomplish into alternating markets.</text:p>
      <text:p text:style-name="P1">Next week, we announced their instigation of a 360 slow bustle video booth. I think its a game-changer due to the uniqueness of the addict experience and the content it generates. The extra relief is already in high demand. promotion and production companies, along once party planners, have been contacting us to secure their dates, hoping to give clients behind broadminded and fascinating content. As a guest stands in front of the high-definition camera, it orbits approaching them and films a 360 slow-motion video. Guests instantly admission their videos in a booth from which they can ration their videos upon social media or download them to their phones. In supplement to video and photo booths we already offer, we wish that the supplement of a 360 photo booth will broaden our offerings. In this hours of daylight and age, good photos and videos are around more important than the event itself with it comes to hosting undertakings on Instagram. We have many supplementary products in the pipeline that we think our customers will love! </text:p>
      <text:p text:style-name="P1">In the age of Instagram, its clear that high-quality content is king and video content, in particular, is leading the artifice to social media conquest. The booth is first rolling out at locations bearing in mind holiday markets past physical simple for everyone. As seen upon YouTube, Instagram, Facebook, and further social media channels how much fun people have enactment videos considering connections and family; I agree to this will in point of fact acknowledge off afterward events using this device. Even more therefore at activities once participants who have no idea how to use customary video equipment or software. I often see people posting photos upon Instagram or Facebook from a good night out and put up to stage at a concert. Sometimes they are filmed from inside their friends phone. Due to that limitation, these clips will not get into your feed without some finessing in say production on video editing software. Coming soon to a city close you! If you are planning an event, now may be the epoch to employ an advertising agency or even bring in your own specialists to set in the works this disclose of the art booth right at your bordering affect or film premiere.</text:p>
      <text:p text:style-name="P1">To use the supplementary service, customers enter the booth using an iPad. A high-definition camera orbits on the booth, filming a slow-motion video in 360 degrees. Customers get their videos at a livestreaming table and can later use an iPad to part their videos in the same way as the world. A video director helps arrange customers in the best possible way to ensure good footage. An usher assists customers using the iPad at the livestreaming table.</text:p>
      <text:p text:style-name="P1">The company hopes that the addition of a 360-degree photo booth will broaden its photo booth offerings.</text:p>
      <text:p text:style-name="P1">This week, we announced the establishment of their other 360 slow leisure interest video booth. Theyre already in high demand: event planners and businesses want to scrap book the booths at their events, and promotion agencies and businesses desire more information. How it works is a tall definition camera orbiting in relation to matter goers and films a 360 degree slow occupation video. Videos are next streamed to a social media sharing station where users can instantly admission their videos. The company hopes that the accessory of a 360 photo booth will make the product more interesting. </text:p>
      <text:p text:style-name="P1"/>
      <text:p text:style-name="P1">Photo booths have always been a unchanging showing off of having fun at a party or issue on the order of orange County. Its no surprise that in view of that many people enjoy getting their photos taken at a photo booth. lucky Frog Photo Booth in OC offers an assortment of photo booth packages to charge any celebration or thing type. One of the most popular photo booths is the Selfie Kiosk, which snaps pictures, boomerangs, and GIFs. Guests acquire in reality in flames gone these photo booths because they can watch themselves have emotional impact regarding in looped photos and videos, and they create great entertainment at a party. The best ration is, these looping GIF videos can be shared on social media platforms instantly. Photos are an excellent showing off to maintain memories from your special occasion, and nowadays, you can even create video messages from the video booth in just seconds. The Selfie Kiosk can be used to take possession of memories for birthdays, Bar and Bat Mitzvahs and even corporate events. These GIF animations are shared directly considering guests in seconds, making your thing more popular online. lucky Frog Photo Booth in OC offers you the unintended to get your photos and videos taken just the mannerism you desire them at any event. Is your next issue a propos tawny County a Seminar, Conference, Trade proceed or Workshop? most likely just a regular corporate event? lucky Frog Photo Booth OC has a variety of fun photo booth packages to achievement all occasion. One of their packages is the GIF booth, which takes a burst of pictures that are summative into a fast video. The video is after that looped and is an instant hit next everyone! Guests can text, email, and allocation the video upon social media for unchanging memories. Photos are unorthodox excellent quirk to commemorate your special occasion. lucky Frog Photo Booth in OC with offers a unique photo booth experience, absolute for weddings, birthdays, Bar/Bat Mitzvahs, etc.Your wedding memories last a lifetime and its important to remember to maintain them. lucky Frog Photo Booth in OC offers GIF booths that create a looping video. Its an fascinating concept that is perfect for any event. If you are in the promote for photo booths, GIFs, Boomerangs, or 360 video booths for your wedding, birthday celebration, Bar Mitzvah, or corporate event, fortunate Frog Photo Booth in OC has you covered. </text:p>
      <text:p text:style-name="P1">A grad party is a special celebration that commemorates a student's accomplishments, and at the thesame epoch is an opportunity for parents to praise their children. Whether it be graduating from university as an undergraduate, tall bookish as a freshman, or even kindergarten, the grad party is the absolute reason to celebrate past a photo booth or a selfie booth. even though there are many ways to celebrate the student, having a photo booth at a grad party is one habit that allows all of their contacts to get to know them and each further in a fun and easy way. It after that creates unbelievable memories for them to keep forever.</text:p>
      <text:p text:style-name="P1">Graduations; contacts and relatives arrive together to celebrate a considering in a lifetime achievement. What enlarged artifice to award their accomplishments than to rent a photo booth? A photo booth is the perfect entertainment for a tall literary or researcher graduation party: It allows classmates to interact and celebrate their momentous achievement. {} Booking an right to use freshen photo booth is a great pretension to maintain graduation memories for nearly everyone; even shy grads will have no misery taking a few selfies as they point of view their graduation into a authentic celebration. </text:p>
      <text:p text:style-name="P1"/>
      <text:p text:style-name="P1">If you tone behind a party subsequently a picture booth is the exaggeration to go, there are a number of affordable services out there. Rental companies will present the backdrop, props, and person to do something the equipment. You just pick what nice of booth and theme you want. Karaoke is popular at grad parties since not everyone can associate in upon formal dancing or singing. These services will send someone exceeding to set going on the equipment and behave guests how to use it. after that people can sing along next a microphone or even comprehensibly watch their links and wedding album the video for posterity. The process of recording and sharing videos has been all but for years subsequent to desktop software gone Windows Movie Maker, but now consumers have many every other options to collaborate, chat, and share content taking into consideration links all from their own social media platforms taking into consideration Facebook Messenger and Skype. These tools allow users to seamlessly portion content directly onto their friends feeds, eliminating the need to upset not quite editing or uploading files to YouTube.</text:p>
      <text:p text:style-name="P1"> If you want to create the illusion of an looking for excitement discharge duty in a private house that isnt actually in reality in the works inside your successful room, look no supplementary than a karaoke machine. while DJ's may nevertheless be relevant for issue events, for everything else, a karaoke robot could be ideal for both novelty and utility. every you have to realize is connect your phone or laptop through Bluetooth or USB and choose out your favorite tune or some out of date standby. You'll have your own private feint make public from which by yourself you or others taking into account compatible tech can look what's happening. You'll never another time have to awkwardly listen to someone croon out of tune similar to no one invited them to sing (nor will you have to put up with those awkward moments yourself). That's one matter practically karaoke that has always been great: letting people who adore music and singing rule the function rather than a hired musician who thinks these people should sing greater than before (and quite frankly probably wouldn't get paid as much).</text:p>
      <text:p text:style-name="P1">This celebration of all of their accomplishments. intimates and contacts partner together in this celebration. What enlarged mannerism to tribute the student than to have memories of every of their associates for them to keep forever. And what greater than before pretentiousness to pull off that than using an instant photo booth rental? Its perfect for grad parties because it allows guests to merge and take pictures when each other. A characterize is one of the most treasured items a person can have, thus reserving a photo booth for your party is a great pretentiousness to immortalize those memories for the dismount of your life. every person has a alternative personality or likes stand-in ways of entertainment. therefore even your shy guests shouldnt have a pain jumping into a photo booth for a few pictures. Its a kind of all-purpose, all-ages entertainment that wont leave anyone standing awkwardly in the corner.</text:p>
      <text:p text:style-name="P1"> I have always loved knowing approximately things that my links adore and find beneficial and helpful, appropriately I am always curious in hearing approximately things that they are using that might create my activity easier as well. Today, my friend Jackie shares her favorite products on Amazon under $20 and they range from everything you need to declutter and organize your home to outfits she finds endearing (and is most likely even later than buying).</text:p>
      <text:p text:style-name="P4">BeachLife Festival is one the largest seashore parties and liven up music festivals in Southern California, held annually in Redondo beach right neighboring to the Redondo beach Marina. Last year re 11 thousand people attended the 3 daylight festival, and it featured many competently known artists.</text:p>
      <text:p text:style-name="P9"><text:span text:style-name="T2">RELEVANT KEYWORDS</text:span></text:p>
      <text:p text:style-name="P1"><text:soft-page-break/>The list of keywords we used to create this document :</text:p>
      <text:p text:style-name="P1"/>
      <text:p text:style-name="P4">Roaming photo booth rental Buena Park,Roaming photo booth rental Monarch Beach,Roaming photo booth rental Costa Mesa</text:p>
      <text:p text:style-name="P10"><text:span text:style-name="T2">RECOMMENDED RESOURCES</text:span></text:p>
      <text:p text:style-name="P1">The list of resources and links we recommend you visit :</text:p>
      <text:p text:style-name="P1"/>
      <text:p text:style-name="P1"><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3"/>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soft-page-break/><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soft-page-break/><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soft-page-break/><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soft-page-break/><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5"/>
      <text:p text:style-name="P10"><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8"><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34" meta:word-count="2850" meta:character-count="17575" meta:non-whitespace-character-count="14852"/>
    <meta:generator>LibreOfficeDev/6.0.5.2$Linux_X86_64 LibreOffice_project/</meta:generator>
  </office:meta>
</office:document-meta>
</file>